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subtitle">
      <style:graphic-properties draw:fill-color="#ffffff" draw:textarea-vertical-align="top" fo:min-height="12.17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Linux Shell Scripting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draw:frame presentation:style-name="pr3" draw:layer="layout" svg:width="20cm" svg:height="2cm" svg:x="1.4cm" svg:y="1.6cm" presentation:class="title">
          <draw:text-box>
            <text:p>Why Create Scripts ?</text:p>
          </draw:text-box>
        </draw:frame>
        <draw:frame presentation:style-name="pr4" draw:text-style-name="P1" draw:layer="layout" svg:width="25.2cm" svg:height="12.179cm" svg:x="1.4cm" svg:y="5cm" presentation:class="subtitle">
          <draw:text-box>
            <text:list text:style-name="L1">
              <text:list-item>
                <text:p text:style-name="P1">For repetitive and mundane tasks</text:p>
              </text:list-item>
              <text:list-item>
                <text:p text:style-name="P1">For recurring tasks</text:p>
              </text:list-item>
              <text:list-item>
                <text:p text:style-name="P1">For scheduling task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What is Shell Script 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 plain text file containing bash commands</text:p>
              </text:list-item>
              <text:list-item>
                <text:p>Has the extention .sh</text:p>
              </text:list-item>
              <text:list-item>
                <text:p>Has many programming features such as conditional and looping constructs</text:p>
              </text:list-item>
              <text:list-item>
                <text:p>name.sh is the executable scrip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How to execute 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irst give execute permission to script : chmod u+x script.sh</text:p>
              </text:list-item>
              <text:list-item>
                <text:p>Run : ./sript.sh OR bash script.sh</text:p>
              </text:list-item>
              <text:list-item>
                <text:p>./script.sh runs a separate shell for our script but if we source it, i.e., (. ./script.sh) then it is run in the same bash shel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ript structur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#!/bin/bash (calling interpreter at start of script sometimes optional)</text:p>
              </text:list-item>
              <text:list-item>
                <text:p>Comments starting with #</text:p>
              </text:list-item>
              <text:list-item>
                <text:p>Shell commands</text:p>
              </text:list-item>
              <text:list-item>
                <text:p>Constructs</text:p>
              </text:list-item>
              <text:list-item>
                <text:p>Variabl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Variabl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Refrence variables :</text:p>
                <text:list>
                  <text:list-item>
                    <text:p>Variables can be referred by $varname</text:p>
                  </text:list-item>
                  <text:list-item>
                    <text:p>Variable declaration : varname = value</text:p>
                  </text:list-item>
                  <text:list-item>
                    <text:p>Name = “shikha”</text:p>
                  </text:list-item>
                  <text:list-item>
                    <text:p>let answer = 2*3</text:p>
                  </text:list-item>
                  <text:list-item>
                    <text:p>let check = $check + 1</text:p>
                  </text:list-item>
                  <text:list-item>
                    <text:p>check = $(file $1 | cut -d “ “ -f2) -&gt; store result of a command</text:p>
                  </text:list-item>
                </text:list>
              </text:list-item>
              <text:list-item>
                <text:p>Positional variables : the command line arguments can be accessed through them</text:p>
                <text:list>
                  <text:list-item>
                    <text:p>$0,$1,... -&gt; command line arguments</text:p>
                  </text:list-item>
                  <text:list-item>
                    <text:p>$@ -&gt; list of command line arg</text:p>
                  </text:list-item>
                  <text:list-item>
                    <text:p>$* -&gt; single variable containing concatenated string of cmd args</text:p>
                  </text:list-item>
                  <text:list-item>
                    <text:p>$0 gives entire path of our script</text:p>
                  </text:list-item>
                  <text:list-item>
                    <text:p>Basename $0 gives script name</text:p>
                  </text:list-item>
                  <text:list-item>
                    <text:p>$# -&gt; number of cmd args</text:p>
                  </text:list-item>
                  <text:list-item>
                    <text:p>$? -&gt; exit status (0 for success) ... explicit by (exit number) in 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echo “$USER ” -&gt; prints the string by interpreting variable names</text:p>
              </text:list-item>
              <text:list-item>
                <text:p>echo '$USER' -&gt; prints $USER literally</text:p>
              </text:list-item>
              <text:list-item>
                <text:p>echo -e -&gt; to interpret backslash sequences</text:p>
              </text:list-item>
              <text:list-item>
                <text:p>read -p “prompt” varname varname2 ... -sn1 means wait till 1 input but dont print it</text:p>
              </text:list-item>
              <text:list-item>
                <text:p>$REPLY contains value of read command by default</text:p>
              </text:list-item>
              <text:list-item>
                <text:p>file filename -&gt; gives filename: block/char text/special</text:p>
              </text:list-item>
              <text:list-item>
                <text:p>cut -d “ “ -f2 -&gt; to separate by delimiter “ “ and get field number 2</text:p>
              </text:list-item>
              <text:list-item>
                <text:p>sleep 1 -&gt; to wait for sometime</text:p>
              </text:list-item>
              <text:list-item>
                <text:p>shift 1 -&gt; shifts the command line arguments to left by 1 so now $0 has $1</text:p>
              </text:list-item>
              <text:list-item>
                <text:p>tput clear -&gt; to clear terminal</text:p>
              </text:list-item>
              <text:list-item>
                <text:p>mail -s “message” emailaddress</text:p>
              </text:list-item>
              <text:list-item>
                <text:p>Who -&gt; displays who is on the system</text:p>
              </text:list-item>
              <text:list-item>
                <text:p>Cp -&gt; copy one file to other</text:p>
              </text:list-item>
              <text:list-item>
                <text:p>Mv -&gt; rename file</text:p>
              </text:list-item>
              <text:list-item>
                <text:p>Rm -&gt; remove</text:p>
              </text:list-item>
              <text:list-item>
                <text:p>Cat file1 file2 ....</text:p>
              </text:list-item>
              <text:list-item>
                <text:p>Touch filename</text:p>
              </text:list-item>
              <text:list-item>
                <text:p>mkdir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5.4cm" svg:x="1.4cm" svg:y="4.2cm" presentation:class="outline" presentation:user-transformed="true">
          <draw:text-box>
            <text:list text:style-name="L2">
              <text:list-item>
                <text:p>Ps</text:p>
                <text:list>
                  <text:list-item>
                    <text:p>Similar to task manager but static just shows a snapshot</text:p>
                  </text:list-item>
                  <text:list-item>
                    <text:p>Stands for process status</text:p>
                  </text:list-item>
                  <text:list-item>
                    <text:p><text:a xlink:href="http://linoxide.com/how-tos/linux-ps-command-examples/" xlink:type="simple">http://linoxide.com/how-tos/linux-ps-command-examples/</text:a></text:p>
                  </text:list-item>
                  <text:list-item>
                    <text:p>Default shows running processes' pid, processes of current terminal of user, time used by CPU in running the command, command for running that process...unsorted</text:p>
                  </text:list-item>
                  <text:list-item>
                    <text:p>Ps -ax -&gt; a for all, x for all processes even not of current terminal</text:p>
                  </text:list-item>
                  <text:list-item>
                    <text:p>To limit the output :</text:p>
                    <text:list>
                      <text:list-item>
                        <text:p>| less</text:p>
                      </text:list-item>
                      <text:list-item>
                        <text:p>| head -n 20</text:p>
                      </text:list-item>
                    </text:list>
                  </text:list-item>
                  <text:list-item>
                    <text:p>Ps -u username</text:p>
                  </text:list-item>
                  <text:list-item>
                    <text:p>Ps -aux -&gt; cpu and memory usage</text:p>
                  </text:list-item>
                  <text:list-item>
                    <text:p>Ps -aux --sort -pcpu,-pmem -&gt;sort by highest cpu and mem utilisation</text:p>
                  </text:list-item>
                  <text:list-item>
                    <text:p>Ps -C pid/name</text:p>
                  </text:list-item>
                  <text:list-item>
                    <text:p>Ps -f -&gt; see full format</text:p>
                  </text:list-item>
                  <text:list-item>
                    <text:p>Ps -L pid -&gt; show all threads</text:p>
                  </text:list-item>
                  <text:list-item>
                    <text:p>Ps -axjf -&gt; similar to pstree</text:p>
                  </text:list-item>
                  <text:list-item>
                    <text:p>Ps -eo pid,user,args -&gt; show in user defined format</text:p>
                  </text:list-item>
                  <text:list-item>
                    <text:p>Ps -U realuserid -u effectiveuserid u</text:p>
                  </text:list-item>
                  <text:list-item>
                    <text:p>ps -p 1337 -o comm= -&gt; to know process name from pid</text:p>
                  </text:list-item>
                  <text:list-item>
                    <text:p>Ps -p pid -o pid/cmd/comm -&gt; to know pid or command or process name from pid</text:p>
                  </text:list-item>
                </text:list>
              </text:list-item>
              <text:list-item>
                <text:p>Pstree -&gt; see the proper graphical view of process tree ... -p will also show pids</text:p>
              </text:list-item>
              <text:list-item>
                <text:p>Top -&gt; exactly task manager...gives real time view of processes and threads managed by linux kernel</text:p>
              </text:list-item>
              <text:list-item>
                <text:p>Watch :</text:p>
                <text:list>
                  <text:list-item>
                    <text:p>Watch -n 1 [command] -&gt; executes command every 1 second -&gt; useful to see ps periodically</text:p>
                  </text:list-item>
                  <text:list-item>
                    <text:p>Watch -d ls -l -&gt; to see changes in cont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5.6cm" svg:x="1.4cm" svg:y="4.2cm" presentation:class="outline" presentation:user-transformed="true">
          <draw:text-box>
            <text:list text:style-name="L2">
              <text:list-item>
                <text:p>Nice -&gt; to set priority for a process</text:p>
                <text:list>
                  <text:list-item>
                    <text:p>Nice -n number command_to_execute -&gt; to run with priority number</text:p>
                  </text:list-item>
                  <text:list-item>
                    <text:p>High priority =&gt; less nice as don't share resources</text:p>
                  </text:list-item>
                </text:list>
              </text:list-item>
              <text:list-item>
                <text:p>Du</text:p>
                <text:list>
                  <text:list-item>
                    <text:p>Disk usage of current directory </text:p>
                  </text:list-item>
                  <text:list-item>
                    <text:p>Summarize disk usage of each FILE, recursively for directories.</text:p>
                  </text:list-item>
                  <text:list-item>
                    <text:p>Du -h</text:p>
                  </text:list-item>
                  <text:list-item>
                    <text:p>Du --apparent-size -&gt; will show the apparent size including all the fragmentation and all</text:p>
                  </text:list-item>
                  <text:list-item>
                    <text:p>Du -c -&gt; gives grand total</text:p>
                  </text:list-item>
                </text:list>
              </text:list-item>
              <text:list-item>
                <text:p>Df</text:p>
                <text:list>
                  <text:list-item>
                    <text:p>Disk space usage of file system</text:p>
                  </text:list-item>
                  <text:list-item>
                    <text:p>Df -i -&gt; gives info about inodes</text:p>
                  </text:list-item>
                  <text:list-item>
                    <text:p>Df -&gt; space usage of all file systems</text:p>
                  </text:list-item>
                  <text:list-item>
                    <text:p>Df filename -&gt; gives space info of file system of given file</text:p>
                  </text:list-item>
                  <text:list-item>
                    <text:p>Df -T -&gt; show type of file system too</text:p>
                  </text:list-item>
                </text:list>
              </text:list-item>
              <text:list-item>
                <text:p>Kill -&gt; send signal to processes</text:p>
                <text:list>
                  <text:list-item>
                    <text:p>Kill -L -&gt; list all the signal names</text:p>
                  </text:list-item>
                  <text:list-item>
                    <text:p>Kill pid -&gt; sends SIGTERM signal by default to terminate process ... doesn't work if process is in midst of system call</text:p>
                  </text:list-item>
                  <text:list-item>
                    <text:p>Kill -9 pid -&gt; sends SIGKILL signla which forces the process to be killed when sigterm fails</text:p>
                  </text:list-item>
                  <text:list-item>
                    <text:p>Kill -l signum -&gt; prints signal name corresponding to the given signal number</text:p>
                  </text:list-item>
                  <text:list-item>
                    <text:p>http://www.linfo.org/kill.html</text:p>
                  </text:list-item>
                </text:list>
              </text:list-item>
              <text:list-item>
                <text:p>Ls :</text:p>
                <text:list>
                  <text:list-item>
                    <text:p><text:s/>-lh -&gt; to display file sizes in human readable format..eg., 4096 is 4.0K</text:p>
                  </text:list-item>
                  <text:list-item>
                    <text:p>-i -&gt; to display i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6cm" svg:x="1.4cm" svg:y="4cm" presentation:class="outline" presentation:user-transformed="true">
          <draw:text-box>
            <text:list text:style-name="L2">
              <text:list-item>
                <text:p>Grep -&gt; Pattern Matching</text:p>
                <text:list>
                  <text:list-item>
                    <text:p>Regular Expression</text:p>
                    <text:list>
                      <text:list-item>
                        <text:p>. (1) , ? (0 or 1) , * (0 or more) , {n} (n times) , {n,} (atleast n times) , {,m} (atmost m times) , {n,m} (n to m times)</text:p>
                      </text:list-item>
                      <text:list-item>
                        <text:p>[a-z], [az] (a or z), [^a] (not a)</text:p>
                      </text:list-item>
                      <text:list-item>
                        <text:p>^ match beginning of line , $ at end of line eg., ^t means starts with t</text:p>
                      </text:list-item>
                      <text:list-item>
                        <text:p>| (or)</text:p>
                      </text:list-item>
                      <text:list-item>
                        <text:p>[:alnum:],[:digit:] -&gt; predefined</text:p>
                      </text:list-item>
                      <text:list-item>
                        <text:p>\n -&gt; matches the substring previously matched by the previous regexp</text:p>
                      </text:list-item>
                    </text:list>
                  </text:list-item>
                  <text:list-item>
                    <text:p>-e pattern</text:p>
                  </text:list-item>
                  <text:list-item>
                    <text:p>-r -&gt; recursively match in directories</text:p>
                  </text:list-item>
                  <text:list-item>
                    <text:p>-n -&gt; show line number</text:p>
                  </text:list-item>
                  <text:list-item>
                    <text:p>-H -&gt; show filename ... -h don't show</text:p>
                  </text:list-item>
                  <text:list-item>
                    <text:p>-b -&gt; show byte offset</text:p>
                  </text:list-item>
                  <text:list-item>
                    <text:p>-o -&gt; only show matched</text:p>
                  </text:list-item>
                  <text:list-item>
                    <text:p>-m NUM -&gt; max num matches</text:p>
                  </text:list-item>
                  <text:list-item>
                    <text:p>-c -&gt; just show count of matches don't print them</text:p>
                  </text:list-item>
                  <text:list-item>
                    <text:p>-i -&gt; ignore case</text:p>
                  </text:list-item>
                  <text:list-item>
                    <text:p>-v -&gt; invert match</text:p>
                  </text:list-item>
                  <text:list-item>
                    <text:p>-f FILE -&gt; get patterns input from file</text:p>
                  </text:list-item>
                  <text:list-item>
                    <text:p>-F -&gt; interpret patterns as literal words</text:p>
                  </text:list-item>
                  <text:list-item>
                    <text:p>-x -&gt; match whole line not part of line</text:p>
                  </text:list-item>
                  <text:list-item>
                    <text:p>-w -&gt; entire word instead of pattern</text:p>
                  </text:list-item>
                  <text:list-item>
                    <text:p>-A n, -B n, -C -&gt; print n lines after or before or around search string</text:p>
                  </text:list-item>
                  <text:list-item>
                    <text:p>Zgrep to search in gzip files </text:p>
                  </text:list-item>
                </text:list>
              </text:list-item>
              <text:list-item>
                <text:p>Find -&gt; find patterns of files and directories unlike grep which searches inside fil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ilters</text:p>
                <text:list>
                  <text:list-item>
                    <text:p>http://www.tuxradar.com/content/exploring-filters-and-pipes#null</text:p>
                  </text:list-item>
                  <text:list-item>
                    <text:p>Cut</text:p>
                  </text:list-item>
                  <text:list-item>
                    <text:p>Paste -&gt; http://unix.stackexchange.com/questions/174241/cut-and-paste-commands</text:p>
                  </text:list-item>
                  <text:list-item>
                    <text:p>head</text:p>
                  </text:list-item>
                  <text:list-item>
                    <text:p>Tail</text:p>
                  </text:list-item>
                  <text:list-item>
                    <text:p>Wc</text:p>
                  </text:list-item>
                  <text:list-item>
                    <text:p>Sort</text:p>
                  </text:list-item>
                  <text:list-item>
                    <text:p>Uniq</text:p>
                  </text:list-item>
                  <text:list-item>
                    <text:p>Grep</text:p>
                  </text:list-item>
                  <text:list-item>
                    <text:p>Tr</text:p>
                  </text:list-item>
                  <text:list-item>
                    <text:p>Sed</text:p>
                  </text:list-item>
                  <text:list-item>
                    <text:p>aw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Ifconfig -&gt; configure a network interface</text:p>
                <text:list>
                  <text:list-item>
                    <text:p>Interface configuration</text:p>
                  </text:list-item>
                  <text:list-item>
                    <text:p>Information about interfaces like etho0, lo...IP address and all related info</text:p>
                  </text:list-item>
                  <text:list-item>
                    <text:p>Default -&gt; shows active interfaces</text:p>
                  </text:list-item>
                  <text:list-item>
                    <text:p>-a -&gt; all available interfaces, also the ones down</text:p>
                  </text:list-item>
                  <text:list-item>
                    <text:p>-s -&gt; show info in short like netstat -i</text:p>
                  </text:list-item>
                  <text:list-item>
                    <text:p>-v -&gt; verbose for some error conditions</text:p>
                  </text:list-item>
                  <text:list-item>
                    <text:p>http://www.tecmint.com/ifconfig-command-examples/</text:p>
                  </text:list-item>
                  <text:list-item>
                    <text:p>Ifconfig interfacename -&gt; shows only that interface details</text:p>
                  </text:list-item>
                  <text:list-item>
                    <text:p>Ifconfig intname up/down -&gt; to activate/deactivate the interface</text:p>
                  </text:list-item>
                  <text:list-item>
                    <text:p><text:a xlink:href="http://www.linuxquestions.org/questions/linux-wireless-networking-41/what-is-siocsifflags-674992/" xlink:type="simple">http://www.linuxquestions.org/questions/linux-wireless-networking-41/what-is-siocsifflags-674992/</text:a></text:p>
                  </text:list-item>
                  <text:list-item>
                    <text:p>Ifconfig intname netmask/broadcast address -&gt; to set the network mask/broadcast address</text:p>
                  </text:list-item>
                  <text:list-item>
                    <text:p>Ifconfig intname mtu num -&gt; set the maximum transfer unit to num (size (in bytes or octets) of the largest protocol data unit that the layer can pass onwards)</text:p>
                  </text:list-item>
                  <text:list-item>
                    <text:p>Ifconfig intname promisc -&gt; to enable promiscuous mode .... -promisc to disable ... promiscuous mode is used to accept all the packets that flows through the network card.</text:p>
                  </text:list-item>
                  <text:list-item>
                    <text:p>Ifconfig intname:0 alias -&gt; to set alias ip address it must be in same subnet mask of actual ip ... to drop the alias ifconfig intname:0 down</text:p>
                  </text:list-item>
                  <text:list-item>
                    <text:p>Ifconfig intname hw ether macaddress -&gt; to set mac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Netstat</text:p>
                <text:list>
                  <text:list-item>
                    <text:p>Network statistics</text:p>
                  </text:list-item>
                  <text:list-item>
                    <text:p>Netstat -&gt; shows all open sockets</text:p>
                  </text:list-item>
                  <text:list-item>
                    <text:p>Netstat -r -&gt; routing table (like route -e)</text:p>
                  </text:list-item>
                  <text:list-item>
                    <text:p>Netstat -i -&gt; table of all n/w interfaces (ifconfig -s) .... -ie just like ifconfig</text:p>
                  </text:list-item>
                  <text:list-item>
                    <text:p>Netstat -g -&gt; shows multicast groups of interfaces</text:p>
                  </text:list-item>
                  <text:list-item>
                    <text:p>Netstat -s -&gt; summary stats for each protocol</text:p>
                  </text:list-item>
                  <text:list-item>
                    <text:p>Netstat -p -&gt; to show pid of processes using all sockets</text:p>
                  </text:list-item>
                  <text:list-item>
                    <text:p>Netstat -l -&gt; show only listening ports</text:p>
                  </text:list-item>
                  <text:list-item>
                    <text:p>Netstat -a -&gt; show all ports</text:p>
                  </text:list-item>
                  <text:list-item>
                    <text:p>Netstat -at/u/x -&gt; to list only TCP/UDP/unix connections</text:p>
                  </text:list-item>
                  <text:list-item>
                    <text:p>Netstat -c -&gt; to show info continuously refreshing screen evry say 5 seconds .... can be used in place of | more or | less</text:p>
                  </text:list-item>
                  <text:list-item>
                    <text:p>http://www.tecmint.com/20-netstat-commands-for-linux-network-management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ndi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$# -eq 0 .... -gt,-lt,-ge,-le</text:p>
              </text:list-item>
              <text:list-item>
                <text:p>For filename : -e filename (file exists) ... -d (dir) ... -r/w/xors (check permissions) ... -b/c/f (block file/char file/regular file)</text:p>
              </text:list-item>
              <text:list-item>
                <text:p>“$answer” = “Mon”</text:p>
              </text:list-item>
              <text:list-item>
                <text:p>$(date +%a) -eq “Fri”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nditional Construct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If</text:p>
                <text:list>
                  <text:list-item>
                    <text:p>if [ condition ];then</text:p>
                  </text:list-item>
                  <text:list-item>
                    <text:p>elif <text:s/>[ condition ];then</text:p>
                  </text:list-item>
                  <text:list-item>
                    <text:p>else</text:p>
                  </text:list-item>
                  <text:list-item>
                    <text:p>Fi</text:p>
                  </text:list-item>
                </text:list>
              </text:list-item>
              <text:list-item>
                <text:p>Case</text:p>
                <text:list>
                  <text:list-item>
                    <text:p>case $check in</text:p>
                  </text:list-item>
                  <text:list-item>
                    <text:p>“ “)</text:p>
                  </text:list-item>
                  <text:list-item>
                    <text:p>;;</text:p>
                  </text:list-item>
                  <text:list-item>
                    <text:p>*)</text:p>
                  </text:list-item>
                  <text:list-item>
                    <text:p>;;</text:p>
                  </text:list-item>
                  <text:list-item>
                    <text:p>esa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Menu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options = “op1 op2 ...”</text:p>
              </text:list-item>
              <text:list-item>
                <text:p>select choice in $options;do</text:p>
              </text:list-item>
              <text:list-item>
                <text:p>echo $REPLY</text:p>
              </text:list-item>
              <text:list-item>
                <text:p>echo $choice</text:p>
              </text:list-item>
              <text:list-item>
                <text:p>done</text:p>
              </text:list-item>
              <text:list-item>
                <text:p>We can include case statements inside it for better performance</text:p>
              </text:list-item>
              <text:list-item>
                <text:p>Basically this waits for user input and based on that performs action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Loop Construct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or</text:p>
                <text:list>
                  <text:list-item>
                    <text:p>for i in 1,2,”Hell”;do</text:p>
                  </text:list-item>
                  <text:list-item>
                    <text:p>done</text:p>
                  </text:list-item>
                  <text:list-item>
                    <text:p>Or to loop through $@</text:p>
                  </text:list-item>
                  <text:list-item>
                    <text:p>for i;do</text:p>
                  </text:list-item>
                  <text:list-item>
                    <text:p>Done</text:p>
                  </text:list-item>
                </text:list>
              </text:list-item>
              <text:list-item>
                <text:p>While</text:p>
                <text:list>
                  <text:list-item>
                    <text:p>while [ condition ];do</text:p>
                  </text:list-item>
                  <text:list-item>
                    <text:p>done</text:p>
                  </text:list-item>
                </text:list>
              </text:list-item>
              <text:list-item>
                <text:p>Until</text:p>
                <text:list>
                  <text:list-item>
                    <text:p>Until [ condition ];do</text:p>
                  </text:list-item>
                  <text:list-item>
                    <text:p>done</text:p>
                  </text:list-item>
                </text:list>
              </text:list-item>
              <text:list-item>
                <text:p>While breaks when condition is false...Until breaks when condition is true</text:p>
              </text:list-item>
              <text:list-item>
                <text:p>break</text:p>
              </text:list-item>
              <text:list-item>
                <text:p>continu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Function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un() { }</text:p>
              </text:list-item>
              <text:list-item>
                <text:p>trap '' 1 2 3 18 #trap interrupts</text:p>
              </text:list-item>
              <text:list-item>
                <text:p>Call : fun</text:p>
              </text:list-item>
              <text:list-item>
                <text:p>Functions are stored in memory</text:p>
              </text:list-item>
              <text:list-item>
                <text:p>We can unset them by : unset -f fu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Troubleshooting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Use echo</text:p>
              </text:list-item>
              <text:list-item>
                <text:p>Use $?</text:p>
              </text:list-item>
              <text:list-item>
                <text:p>Xtrace (to see all the commands executed in sequence)</text:p>
                <text:list>
                  <text:list-item>
                    <text:p>bash -x script.sh</text:p>
                  </text:list-item>
                  <text:list-item>
                    <text:p>Or</text:p>
                  </text:list-item>
                  <text:list-item>
                    <text:p>Inside script, write</text:p>
                    <text:list>
                      <text:list-item>
                        <text:p>set -x (to start)</text:p>
                      </text:list-item>
                      <text:list-item>
                        <text:p>set +x (to en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heduling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Schedulers :</text:p>
                <text:list>
                  <text:list-item>
                    <text:p>For recurring tasks :</text:p>
                    <text:list>
                      <text:list-item>
                        <text:p>Cron : checks every minute ... miss jobs when system is down</text:p>
                      </text:list-item>
                      <text:list-item>
                        <text:p>Anacron : checks only once a day .. works even when system is down</text:p>
                      </text:list-item>
                    </text:list>
                  </text:list-item>
                  <text:list-item>
                    <text:p>For one-off tasks :</text:p>
                    <text:list>
                      <text:list-item>
                        <text:p>at</text:p>
                      </text:list-item>
                      <text:list-item>
                        <text:p>Batch</text:p>
                      </text:list-item>
                    </text:list>
                  </text:list-item>
                </text:list>
              </text:list-item>
              <text:list-item>
                <text:p>Using cron,</text:p>
                <text:list>
                  <text:list-item>
                    <text:p>Go to /etc/cron.d/weekly_bins file -&gt; these files are read every minute by cron</text:p>
                  </text:list-item>
                  <text:list-item>
                    <text:p>Write syntax: min(0-59) hr(0-23) day(1-31) month(1-12) day(0-6) username command/script.sh .... substitute any of these components with * for each minute/hr/day/month/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4T11:48:02.008958839</meta:creation-date>
    <dc:date>2015-12-28T12:20:50.532426888</dc:date>
    <meta:editing-duration>PT5H48M37S</meta:editing-duration>
    <meta:editing-cycles>88</meta:editing-cycles>
    <meta:generator>LibreOffice/4.2.8.2$Linux_X86_64 LibreOffice_project/420m0$Build-2</meta:generator>
    <meta:document-statistic meta:object-count="112"/>
  </office:meta>
</office:document-meta>
</file>